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officeooo:paragraph-rsid="000032da"/>
    </style:style>
    <style:style style:name="P2" style:family="paragraph" style:parent-style-name="Standard">
      <style:paragraph-properties fo:line-height="115%"/>
      <style:text-properties style:font-name="Liberation Sans" officeooo:paragraph-rsid="000032da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officeooo:paragraph-rsid="000032da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officeooo:paragraph-rsid="00012114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0032da"/>
    </style:style>
    <style:style style:name="T1" style:family="text">
      <style:text-properties officeooo:rsid="000032da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032da"/>
    </style:style>
    <style:style style:name="T4" style:family="text">
      <style:text-properties officeooo:rsid="000121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ÓN DE CONFIGURACIÓN </text:p>
      <text:p text:style-name="P2"/>
      <text:p text:style-name="P3"><text:span text:style-name="T1">Para el desarrollo del proyecto se creará una aplicación móvil que permita a los supervisores de la empresa Microing registrar diariamente la asistencia de los colaboradores con hora de ingreso y salida; también se permitirá registrar la cantidad de vales de casino entregados a cada colaborador permitiendo la gestión de la información de manera más sencilla sin tener que recurrir a notas físicas; para ello, el supervisor contará con un usuario y contraseña que le permitirá acceder a la información de sus colaboradores registrando los nuevos ingresos de personal e inhabilitando a los que se retiran.</text:span></text:p>
      <text:p text:style-name="P3"/>
      <text:p text:style-name="P3"><text:span text:style-name="T1">Para la implementación del proyecto se usarán las siguientes herramientas:</text:span></text:p>
      <text:p text:style-name="P3"/>
      <text:p text:style-name="P3">El Uso del IDE Android Studio en su versión Arctic Fox para el proceso de desarrollo y uso de JAVA como lenguaje principal, Node-js, express-js para backend de BD PostgreSQL y SqLite.</text:p>
      <text:p text:style-name="P3"/>
      <text:p text:style-name="P3">Movil: </text:p>
      <text:p text:style-name="P3"><text:tab/>• Java </text:p>
      <text:p text:style-name="P3"><text:tab/>• Xml </text:p>
      <text:p text:style-name="P3"/>
      <text:p text:style-name="P3">Backend : </text:p>
      <text:p text:style-name="P3">De parte del servidor </text:p>
      <text:p text:style-name="P3"><text:tab/>• NodeJs </text:p>
      <text:p text:style-name="P3"><text:tab/>• ExpressJs </text:p>
      <text:p text:style-name="P3"/>
      <text:p text:style-name="P3">Base de datos: </text:p>
      <text:p text:style-name="P3"><text:tab/>• PostgreSQL </text:p>
      <text:p text:style-name="P3"><text:tab/>• SQLite </text:p>
      <text:p text:style-name="P3"/>
      <text:p text:style-name="P3">Formato de intercambio de datos entre la App y backend y la Bd </text:p>
      <text:p text:style-name="P3"><text:tab/>•JSon. </text:p>
      <text:p text:style-name="P3"/>
      <text:p text:style-name="P3">Mockups:</text:p>
      <text:p text:style-name="P5"><text:tab/> <text:span text:style-name="T2">• </text:span><text:span text:style-name="T3">Figma</text:span><text:span text:style-name="T2"> </text:span></text:p>
      <text:p text:style-name="P5"><text:span text:style-name="T2"/></text:p>
      <text:p text:style-name="P4">Control de Versiones:</text:p>
      <text:p text:style-name="P4"><text:tab/>• Git (a nivel local) y Github. </text:p>
      <text:p text:style-name="P4"/>
      <text:p text:style-name="P4"><text:span text:style-name="T4">V</text:span>erificación pruebas y consumo de APIS:</text:p>
      <text:p text:style-name="P4"><text:tab/>• PostMan. </text:p>
      <text:p text:style-name="P4"/>
      <text:p text:style-name="P4">IDE Android Studio versión Arctic fo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0:03:18.861027049</meta:creation-date>
    <dc:date>2021-11-06T10:17:38.558230127</dc:date>
    <meta:editing-duration>PT2M29S</meta:editing-duration>
    <meta:editing-cycles>1</meta:editing-cycles>
    <meta:document-statistic meta:table-count="0" meta:image-count="0" meta:object-count="0" meta:page-count="1" meta:paragraph-count="23" meta:word-count="204" meta:character-count="1235" meta:non-whitespace-character-count="1027"/>
    <meta:generator>LibreOffice/6.0.3.2$Linux_X86_64 LibreOffice_project/00m0$Build-2</meta:generator>
  </office:meta>
</office:document-meta>
</file>